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f1ec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2" style:family="paragraph" style:parent-style-name="Standard">
      <style:text-properties style:font-name="Liberation Mono" fo:font-size="12pt" fo:font-weight="bold" officeooo:rsid="0042ba43" officeooo:paragraph-rsid="004c01fc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3" style:family="paragraph" style:parent-style-name="Standard">
      <style:text-properties style:font-name="Liberation Mono" fo:font-size="12pt" fo:font-weight="bold" officeooo:rsid="0042ba43" officeooo:paragraph-rsid="0042ac8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6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ddf4f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7befd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8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b49d5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9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" style:family="paragraph" style:parent-style-name="Preformatted_20_Text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Standard">
      <style:text-properties fo:color="#b2b2b2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2deeba" fo:background-color="#ffff00" loext:char-shading-value="0" style:font-weight-asian="bold" style:font-weight-complex="bold"/>
    </style:style>
    <style:style style:name="T7" style:family="text">
      <style:text-properties fo:font-weight="bold" officeooo:rsid="004f1ec1" fo:background-color="#ffff00" loext:char-shading-value="0" style:font-weight-asian="bold" style:font-weight-complex="bold"/>
    </style:style>
    <style:style style:name="T8" style:family="text">
      <style:text-properties fo:font-weight="bold" officeooo:rsid="0040be82" fo:background-color="#ffff00" loext:char-shading-value="0" style:font-weight-asian="bold" style:font-weight-complex="bold"/>
    </style:style>
    <style:style style:name="T9" style:family="text">
      <style:text-properties fo:color="#c0c0c0" loext:opacity="100%"/>
    </style:style>
    <style:style style:name="T10" style:family="text">
      <style:text-properties fo:color="#c0c0c0" loext:opacity="100%" fo:font-weight="bold" officeooo:rsid="002deeba" style:font-weight-asian="bold" style:font-weight-complex="bold"/>
    </style:style>
    <style:style style:name="T11" style:family="text">
      <style:text-properties fo:color="#808000" loext:opacity="100%"/>
    </style:style>
    <style:style style:name="T12" style:family="text">
      <style:text-properties fo:color="#00a933" loext:opacity="100%" fo:font-weight="normal" officeooo:rsid="003ca689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4" style:family="text">
      <style:text-properties fo:color="#000000" loext:opacity="100%" fo:font-weight="normal" officeooo:rsid="003dc9a5" style:font-weight-asian="normal" style:font-weight-complex="normal"/>
    </style:style>
    <style:style style:name="T15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6" style:family="text">
      <style:text-properties officeooo:rsid="0043a1e5"/>
    </style:style>
    <style:style style:name="T17" style:family="text">
      <style:text-properties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color="#999999" loext:opacity="100%"/>
    </style:style>
    <style:style style:name="T19" style:family="text">
      <style:text-properties fo:color="#999999" loext:opacity="100%"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20" style:family="text">
      <style:text-properties officeooo:rsid="005d2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6">#! /usr/bin/bash</text:p>
      <text:p text:style-name="P6">source /home/user/anaconda3/etc/profile.d/conda.sh</text:p>
      <text:p text:style-name="P6">conda activate yolo5</text:p>
      <text:p text:style-name="P6"/>
      <text:p text:style-name="P4">Проверка загрузки NPU</text:p>
      <text:p text:style-name="P6"><text:span text:style-name="Strong_20_Emphasis"><text:span text:style-name="T1">watch -n 1 cat /sys/kernel/debug/rknpu/load</text:span></text:span></text:p>
      <text:p text:style-name="P6"><text:span text:style-name="Strong_20_Emphasis"><text:span text:style-name="T1"/></text:span></text:p>
      <text:p text:style-name="P7"><text:span text:style-name="Strong_20_Emphasis"><text:span text:style-name="T6">Поиск текста в файлах директории</text:span></text:span></text:p>
      <text:p text:style-name="P8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4"/></text:span></text:p>
      <text:p text:style-name="P8"><text:span text:style-name="Strong_20_Emphasis"><text:span text:style-name="T4">вывести</text:span></text:span><text:span text:style-name="Strong_20_Emphasis"><text:span text:style-name="T10"> </text:span></text:span><text:span text:style-name="Strong_20_Emphasis"><text:span text:style-name="T4">переменные</text:span></text:span><text:span text:style-name="Strong_20_Emphasis"><text:span text:style-name="T10"> </text:span></text:span><text:span text:style-name="Strong_20_Emphasis"><text:span text:style-name="T4">CMake:</text:span></text:span></text:p>
      <text:p text:style-name="P30">get_cmake_property(_variableNames<text:span text:style-name="T9"> </text:span>VARIABLES)</text:p>
      <text:p text:style-name="P30">list<text:span text:style-name="T9"> </text:span>(SORT<text:span text:style-name="T9"> </text:span>_variableNames)</text:p>
      <text:p text:style-name="P30"><text:span text:style-name="T11">foreach</text:span><text:span text:style-name="T9"> </text:span>(_variableName<text:span text:style-name="T9"> </text:span>${_variableNames})</text:p>
      <text:p text:style-name="P30"><text:span text:style-name="T9"><text:s text:c="4"/></text:span>message(STATUS<text:span text:style-name="T9"> </text:span>"${_variableName}=${${_variableName}}")</text:p>
      <text:p text:style-name="P30">endforeach()</text:p>
      <text:p text:style-name="P7"><text:span text:style-name="Strong_20_Emphasis"><text:span text:style-name="T4"/></text:span></text:p>
      <text:p text:style-name="P7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18"><text:span text:style-name="Strong_20_Emphasis"><text:span text:style-name="T7">conda</text:span></text:span></text:p>
      <text:p text:style-name="P8"><text:span text:style-name="Strong_20_Emphasis"><text:span text:style-name="T17">conda env list</text:span></text:span></text:p>
      <text:p text:style-name="P8"><text:span text:style-name="Strong_20_Emphasis"><text:span text:style-name="T17">conda create --name firstenv</text:span></text:span></text:p>
      <text:p text:style-name="P8"><text:span text:style-name="Strong_20_Emphasis"><text:span text:style-name="T17">conda create -n firstenv numpy=1.19.2 requests=2.23.0</text:span></text:span></text:p>
      <text:p text:style-name="P8"><text:span text:style-name="Strong_20_Emphasis"><text:span text:style-name="T17">conda activate firstenv</text:span></text:span></text:p>
      <text:p text:style-name="P8"><text:span text:style-name="Strong_20_Emphasis"><text:span text:style-name="T17">conda list</text:span></text:span></text:p>
      <text:p text:style-name="P8"><text:span text:style-name="Strong_20_Emphasis"><text:span text:style-name="T17">conda deactivate</text:span></text:span></text:p>
      <text:p text:style-name="P8"><text:span text:style-name="Strong_20_Emphasis"><text:span text:style-name="T17">conda env export &gt; environment.yml</text:span></text:span></text:p>
      <text:p text:style-name="P8"><text:span text:style-name="Strong_20_Emphasis"><text:span text:style-name="T17">conda remove -n firstenv -all</text:span></text:span></text:p>
      <text:p text:style-name="P8"><text:span text:style-name="Strong_20_Emphasis"><text:span text:style-name="T19">Флаг -n указывает на имя среды. </text:span></text:span></text:p>
      <text:p text:style-name="P8"><text:span text:style-name="Strong_20_Emphasis"><text:span text:style-name="T19">Флаг -all означает, что будут удалены не только все пакеты, но и сама среда.</text:span></text:span></text:p>
      <text:p text:style-name="P8"><text:span text:style-name="Strong_20_Emphasis"><text:span text:style-name="T17">conda config --set auto_activate_base false</text:span></text:span></text:p>
      <text:p text:style-name="P8"><text:span text:style-name="Strong_20_Emphasis"><text:span text:style-name="T17">conda config --set auto_activate_base true</text:span></text:span></text:p>
      <text:p text:style-name="P8"><text:span text:style-name="Strong_20_Emphasis"><text:span text:style-name="T17">conda info --envs</text:span></text:span></text:p>
      <text:p text:style-name="P8"><text:span text:style-name="Strong_20_Emphasis"><text:span text:style-name="T17"/></text:span></text:p>
      <text:p text:style-name="P7"><text:span text:style-name="Strong_20_Emphasis"><text:span text:style-name="T4"/></text:span></text:p>
      <text:p text:style-name="P16"><text:span text:style-name="Strong_20_Emphasis"><text:span text:style-name="T8">Cmake архитектура машины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2">if (${CMAKE_HOST_SYSTEM_PROCESSOR} MATCHES "x86_64")</text:span></text:span></text:p>
      <text:p text:style-name="P7"><text:span text:style-name="Strong_20_Emphasis"><text:span text:style-name="T2"><text:s text:c="4"/>message("SYSTEM_ARCH: ${CMAKE_HOST_SYSTEM_PROCESSOR}")</text:span></text:span></text:p>
      <text:p text:style-name="P7"><text:span text:style-name="Strong_20_Emphasis"><text:span text:style-name="T2"><text:s text:c="4"/>set(OpenCV_DIR $ENV{HOME}/opencv/install_4_7_0_contrib_cuda)</text:span></text:span></text:p>
      <text:p text:style-name="P7"><text:span text:style-name="Strong_20_Emphasis"><text:span text:style-name="T2"><text:s text:c="4"/>add_definitions(-DARCH_X86_64)</text:span></text:span></text:p>
      <text:p text:style-name="P7"><text:span text:style-name="Strong_20_Emphasis"><text:span text:style-name="T2">endif()</text:span></text:span></text:p>
      <text:p text:style-name="P7"><text:span text:style-name="Strong_20_Emphasis"><text:span text:style-name="T1"/></text:span></text:p>
      <text:p text:style-name="P7"><text:span text:style-name="Strong_20_Emphasis"><text:span text:style-name="T4"/></text:span></text:p>
      <text:p text:style-name="P7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9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9"><text:span text:style-name="Strong_20_Emphasis"><text:span text:style-name="T2">«в фоновом режиме»</text:span></text:span></text:p>
      <text:p text:style-name="P9"><text:span text:style-name="Strong_20_Emphasis"><text:span text:style-name="T2"/></text:span></text:p>
      <text:p text:style-name="P9"><text:soft-page-break/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9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$var<text:tab/><text:tab/>значение переменной оболочки var</text:span></text:span></text:p>
      <text:p text:style-name="P9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9"><text:span text:style-name="Strong_20_Emphasis"><text:span text:style-name="T2">p1 &amp;&amp; p2<text:tab/>запускает p1; в случае успеха запускает p2</text:span></text:span></text:p>
      <text:p text:style-name="P9"><text:span text:style-name="Strong_20_Emphasis"><text:span text:style-name="T2">p1 || p2<text:tab/>запускает p1; в случае неудачи запускает p2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9"><text:span text:style-name="Strong_20_Emphasis"><text:span text:style-name="T2"/></text:span></text:p>
      <text:p text:style-name="P10"><text:span text:style-name="Strong_20_Emphasis"><text:span text:style-name="T2">$ echo 'chmod +x $1' &gt;cx <text:s/><text:tab/><text:tab/>Сначала создать cx</text:span></text:span></text:p>
      <text:p text:style-name="P10"><text:span text:style-name="Strong_20_Emphasis"><text:span text:style-name="T2">$ sh cx cx<text:tab/><text:tab/><text:tab/><text:tab/><text:tab/>Сделать файл cx исполняемым</text:span></text:span></text:p>
      <text:p text:style-name="P10"><text:span text:style-name="Strong_20_Emphasis"><text:span text:style-name="T2">$ echo echo Hi, there! &gt;hello<text:tab/><text:tab/>Создать тестовую программу</text:span></text:span></text:p>
      <text:p text:style-name="P10"><text:span text:style-name="Strong_20_Emphasis"><text:span text:style-name="T2">$ hello<text:tab/><text:tab/><text:tab/><text:tab/><text:tab/>Опробовать ее</text:span></text:span></text:p>
      <text:p text:style-name="P9"><text:span text:style-name="Strong_20_Emphasis"><text:span text:style-name="T2">hello: cannot execute</text:span></text:span></text:p>
      <text:p text:style-name="P10"><text:span text:style-name="Strong_20_Emphasis"><text:span text:style-name="T2">$ cx hello<text:tab/><text:tab/><text:tab/><text:tab/><text:tab/>Сделать ее исполняемой</text:span></text:span></text:p>
      <text:p text:style-name="P10"><text:span text:style-name="Strong_20_Emphasis"><text:span text:style-name="T2">$ hello<text:tab/><text:tab/><text:tab/><text:tab/><text:tab/>Попробовать еще раз</text:span></text:span></text:p>
      <text:p text:style-name="P10"><text:span text:style-name="Strong_20_Emphasis"><text:span text:style-name="T2">Hi, there!<text:tab/><text:tab/><text:tab/><text:tab/><text:tab/>Работает</text:span></text:span></text:p>
      <text:p text:style-name="P9"><text:span text:style-name="Strong_20_Emphasis"><text:span text:style-name="T4">$ mv cx /usr/you/bin</text:span></text:span></text:p>
      <text:p text:style-name="P9"><text:span text:style-name="Strong_20_Emphasis"><text:span text:style-name="T2">$ rm hello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9"><text:span text:style-name="Strong_20_Emphasis"><text:span text:style-name="T4">echo At the tone the time will be `date`.</text:span></text:span></text:p>
      <text:p text:style-name="P9"><text:span text:style-name="Strong_20_Emphasis"><text:span text:style-name="T2">At the tone the time will be Fri Oct 11 04:39:07 PM MSK 2024.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>Установить cx</text:span></text:span></text:p>
      <text:p text:style-name="P9"><text:span text:style-name="Strong_20_Emphasis"><text:span text:style-name="T2">Очистить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$ echo 'echo $x' &gt;echox</text:span></text:span></text:p>
      <text:p text:style-name="P9"><text:span text:style-name="Strong_20_Emphasis"><text:span text:style-name="T2">$ cx echox</text:span></text:span></text:p>
      <text:p text:style-name="P9"><text:span text:style-name="Strong_20_Emphasis"><text:span text:style-name="T2">$ echo $x</text:span></text:span></text:p>
      <text:p text:style-name="P11"><text:span text:style-name="Strong_20_Emphasis"><text:span text:style-name="T2">Hello<text:tab/><text:tab/><text:tab/>Как и раньше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$ echox</text:span></text:span></text:p>
      <text:p text:style-name="P9"><text:span text:style-name="Strong_20_Emphasis"><text:span text:style-name="T2"><text:tab/><text:tab/><text:tab/>В подоболочке x не установлена</text:span></text:span></text:p>
      <text:p text:style-name="P9"><text:span text:style-name="Strong_20_Emphasis"><text:span text:style-name="T2">$ x=Hi echox</text:span></text:span></text:p>
      <text:p text:style-name="P11"><text:span text:style-name="Strong_20_Emphasis"><text:span text:style-name="T2">Hi<text:tab/><text:tab/><text:tab/>Значение x передано в подоболочку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9"><text:span text:style-name="Strong_20_Emphasis"><text:span text:style-name="T2">&gt;file<text:tab/><text:tab/><text:tab/>направляет стандартный вывод в file</text:span></text:span></text:p>
      <text:p text:style-name="P9"><text:span text:style-name="Strong_20_Emphasis"><text:span text:style-name="T2">&gt;&gt;file<text:tab/><text:tab/>добавляет стандартный вывод в file</text:span></text:span></text:p>
      <text:p text:style-name="P9"><text:span text:style-name="Strong_20_Emphasis"><text:span text:style-name="T2">&lt;file<text:tab/><text:tab/><text:tab/>получает стандартный ввод из file</text:span></text:span></text:p>
      <text:p text:style-name="P9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9"><text:span text:style-name="Strong_20_Emphasis"><text:span text:style-name="T2">^<text:tab/><text:tab/><text:tab/>устаревший синоним для |</text:span></text:span></text:p>
      <text:p text:style-name="P9"><text:span text:style-name="Strong_20_Emphasis"><text:span text:style-name="T2">n&gt;file<text:tab/><text:tab/>прямой вывод из файлового дескриптора n в file</text:span></text:span></text:p>
      <text:p text:style-name="P9"><text:span text:style-name="Strong_20_Emphasis"><text:span text:style-name="T2">n&gt;&gt;file<text:tab/><text:tab/>добавляет вывод из файлового дескриптора n в file</text:span></text:span></text:p>
      <text:p text:style-name="P9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9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9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9"><text:span text:style-name="Strong_20_Emphasis"><text:span text:style-name="T2">&lt;&lt;\s<text:tab/><text:tab/><text:tab/>встроенный документ без подстановок</text:span></text:span></text:p>
      <text:p text:style-name="P9"><text:span text:style-name="Strong_20_Emphasis"><text:span text:style-name="T2">&lt;&lt;'s'<text:tab/><text:tab/><text:tab/>встроенный документ без подстановок</text:span></text:span></text:p>
      <text:p text:style-name="P9"><text:span text:style-name="Strong_20_Emphasis"><text:span text:style-name="T2"/></text:span></text:p>
      <text:p text:style-name="P14"><text:span text:style-name="Strong_20_Emphasis"><text:span text:style-name="T5">pstree <text:s/></text:span></text:span><text:span text:style-name="Strong_20_Emphasis"><text:span text:style-name="T12">дерево процессов</text:span></text:span></text:p>
      <text:p text:style-name="P14"><text:span text:style-name="Strong_20_Emphasis"><text:span text:style-name="T12"/></text:span></text:p>
      <text:p text:style-name="P17"><text:span text:style-name="Strong_20_Emphasis"><text:span text:style-name="T15">add Open in Terminal context menu</text:span></text:span></text:p>
      <text:p text:style-name="P15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4"> <text:s/></text:span></text:span></text:p>
      <text:p text:style-name="P13"><text:soft-page-break/><text:span text:style-name="Strong_20_Emphasis"><text:span text:style-name="T13">sudo apt install python3-nautilus python3-pip gir1.2-gtk-4.0</text:span></text:span></text:p>
      <text:p text:style-name="P13"><text:span text:style-name="Strong_20_Emphasis"><text:span text:style-name="T13">pip install nautilus-open-any-terminal --break-system-packages</text:span></text:span></text:p>
      <text:p text:style-name="P13"><text:span text:style-name="Strong_20_Emphasis"><text:span text:style-name="T13">glib-compile-schemas ~/.local/share/glib-2.0/schemas/</text:span></text:span></text:p>
      <text:p text:style-name="P29">nautilus -q</text:p>
      <text:p text:style-name="P12"/>
      <text:p text:style-name="P23">Загрузка процессора</text:p>
      <text:p text:style-name="P19">watch -n 1 mpstat -P ALL</text:p>
      <text:p text:style-name="P5">nmon</text:p>
      <text:p text:style-name="P20">CoreFreq <text:s/><text:span text:style-name="T16">(</text:span><text:a xlink:type="simple" xlink:href="https://losst.pro/zagruzka-protsessora-linux" text:style-name="Internet_20_link" text:visited-style-name="Visited_20_Internet_20_Link"><text:span text:style-name="T16">https://losst.pro/zagruzka-protsessora-linux</text:span></text:a><text:span text:style-name="T16">)</text:span></text:p>
      <text:p text:style-name="P20"/>
      <text:p text:style-name="P20"/>
      <text:p text:style-name="P22">Рандомный пароль</text:p>
      <text:p text:style-name="P20">PASSWORD1=`cat /dev/urandom | tr -d -c 'a-zA-Z0-9' | fold -w 16 | head -1`</text:p>
      <text:p text:style-name="P20">echo Password=$PASSWORD1</text:p>
      <text:p text:style-name="P20"/>
      <text:p text:style-name="P20"/>
      <text:p text:style-name="P20"/>
      <text:p text:style-name="P21">крутая коллекция приёмов для bash</text:p>
      <text:p text:style-name="P20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0"/>
      <text:p text:style-name="P20"/>
      <text:p text:style-name="P21">отличный онлайн-симулятор для электроники</text:p>
      <text:p text:style-name="P20"><text:a xlink:type="simple" xlink:href="https://wokwi.com/" text:style-name="Internet_20_link" text:visited-style-name="Visited_20_Internet_20_Link">https://wokwi.com</text:a></text:p>
      <text:p text:style-name="P20"/>
      <text:p text:style-name="P21">огромный сборник практических задач</text:p>
      <text:p text:style-name="P24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4"/>
      <text:p text:style-name="P24"/>
      <text:p text:style-name="P25">Большая подборка шпаргалок по разным технологиям</text:p>
      <text:p text:style-name="P24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4"/>
      <text:p text:style-name="P24"/>
      <text:p text:style-name="P25">Каждому разработчику нужно знать</text:p>
      <text:p text:style-name="P24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4"/>
      <text:p text:style-name="P24"/>
      <text:p text:style-name="P26">GCC Alternative</text:p>
      <text:p text:style-name="P24"><text:a xlink:type="simple" xlink:href="https://gist.github.com/yunqu/0cc6347905f73b7448898f50484e77b3" text:style-name="Internet_20_link" text:visited-style-name="Visited_20_Internet_20_Link">https://gist.github.com/yunqu/0cc6347905f73b7448898f50484e77b3</text:a></text:p>
      <text:p text:style-name="P31"><text:s text:c="4"/><text:span text:style-name="T18">Installed the new desired version:</text:span></text:p>
      <text:p text:style-name="P31"><text:s text:c="4"/>sudo apt install gcc-10</text:p>
      <text:p text:style-name="P31"><text:s text:c="4"/>sudo apt install g++-10</text:p>
      <text:p text:style-name="P31"><text:s text:c="3"/><text:span text:style-name="T18"><text:s/>Switch to the new version:</text:span></text:p>
      <text:p text:style-name="P31"><text:s text:c="4"/>sudo update-alternatives --install /usr/bin/gcc gcc /usr/bin/gcc-1<text:span text:style-name="T20">3</text:span> 1<text:span text:style-name="T20">3</text:span></text:p>
      <text:p text:style-name="P31"><text:s text:c="4"/>sudo update-alternatives --install /usr/bin/g++ g++ /usr/bin/g++-1<text:span text:style-name="T20">3</text:span> 1<text:span text:style-name="T20">3</text:span></text:p>
      <text:p text:style-name="P31"><text:s text:c="4"/><text:span text:style-name="T18">Test with:</text:span></text:p>
      <text:p text:style-name="P31"><text:s text:c="4"/>gcc --version</text:p>
      <text:p text:style-name="P31"><text:s text:c="4"/>g++ --version</text:p>
      <text:p text:style-name="P31"/>
      <text:p text:style-name="P27">USB connect and force disconnect</text:p>
      <text:p text:style-name="P34">Listing 2: Disabling brltty service </text:p>
      <text:p text:style-name="P33">$ sudo systemctl stop brltty-udev.service</text:p>
      <text:p text:style-name="P33">$ sudo systemctl mask brltty-udev.service</text:p>
      <text:p text:style-name="P34">Created symlink /etc/systemd/system/brltty-udev.service → /dev/null.</text:p>
      <text:p text:style-name="P33">$ sudo systemctl stop brltty.service</text:p>
      <text:p text:style-name="P33">$ sudo systemctl disable brltty.service</text:p>
      <text:p text:style-name="P34">Unit /etc/systemd/system/brltty.service is masked, ignoring.</text:p>
      <text:p text:style-name="P33"/>
      <text:p text:style-name="P32"><text:span text:style-name="Source_20_Text">sudo apt remove brltty</text:span></text:p>
      <text:p text:style-name="P33"/>
      <text:p text:style-name="P28">Решение проблемм с драйверами</text:p>
      <text:p text:style-name="P33">sudo ubuntu-drivers autoinst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7-18T11:29:31.716762242</dc:date>
    <meta:editing-duration>PT14H22M54S</meta:editing-duration>
    <meta:editing-cycles>78</meta:editing-cycles>
    <meta:generator>LibreOffice/7.3.7.2$Linux_X86_64 LibreOffice_project/30$Build-2</meta:generator>
    <meta:document-statistic meta:table-count="0" meta:image-count="0" meta:object-count="0" meta:page-count="3" meta:paragraph-count="139" meta:word-count="830" meta:character-count="6377" meta:non-whitespace-character-count="5562"/>
  </office:meta>
</office:document-meta>
</file>